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52ff" officeooo:paragraph-rsid="001052ff"/>
    </style:style>
    <style:style style:name="P2" style:family="paragraph" style:parent-style-name="Standard">
      <style:text-properties officeooo:rsid="0011d094" officeooo:paragraph-rsid="0011d094"/>
    </style:style>
    <style:style style:name="T1" style:family="text">
      <style:text-properties officeooo:rsid="00136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tatus – o estado do repositório git </text:p>
      <text:p text:style-name="P1">git log – ultimos commites feitos</text:p>
      <text:p text:style-name="P1">git add or git add . - adicionar arquivos ao commite (add . Adiciona tudo)</text:p>
      <text:p text:style-name="P1">git commit – faz o commit</text:p>
      <text:p text:style-name="P1">git push – manda todos commits para o repositório de origem (github) – <text:span text:style-name="T1">sincroniza com o github</text:span></text:p>
      <text:p text:style-name="P1">git feltch – baixa os arquivos para sua máquina<text:tab/></text:p>
      <text:p text:style-name="P1"/>
      <text:p text:style-name="P2">Estados dos arquivos</text:p>
      <text:p text:style-name="P2">- quando criamos os arquivos eles são “não monitorados (untracked)</text:p>
      <text:p text:style-name="P2">- quando adicionamos ele (fazemos o comite) é um arquivo modificado</text:p>
      <text:p text:style-name="P2">- quando dá o git add, vira um arquivo preparado (staged)</text:p>
      <text:p text:style-name="P2">- arquivo consolidado (commited), arquivo adicionado no reposit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0:24:25.415539442</meta:creation-date>
    <dc:date>2020-04-03T00:53:57.580953017</dc:date>
    <meta:editing-duration>PT11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98" meta:character-count="593" meta:non-whitespace-character-count="498"/>
  </office:meta>
</office:document-meta>
</file>